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799in" fo:margin-top="0in" fo:margin-bottom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0.9576in"/>
    </style:style>
    <style:style style:name="Table1.C" style:family="table-column">
      <style:table-column-properties style:column-width="1.0521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1.0104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B1" style:family="table-cell">
      <style:table-cell-properties style:vertical-align="" fo:padding="0.0694in" fo:border-left="0.75pt solid #000001" fo:border-right="1pt solid #000001" fo:border-top="1pt solid #000001" fo:border-bottom="1pt solid #000001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-left="1pt solid #000001" fo:border-right="1pt solid #000001" fo:border-top="0.75pt solid #000001" fo:border-bottom="1pt solid #000001"/>
    </style:style>
    <style:style style:name="Table1.B2" style:family="table-cell">
      <style:table-cell-properties style:vertical-align="" fo:padding="0.0694in" fo:border-left="0.75pt solid #000001" fo:border-right="1pt solid #000001" fo:border-top="0.75pt solid #000001" fo:border-bottom="1pt solid #000001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 fo:padding="0in" fo:border="non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padding="0in" fo:border="none"/>
      <style:text-properties style:font-name="Calibri" style:font-name-asian="Calibri1" style:font-name-complex="Calibri1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style:font-name="Calibri" style:font-name-asian="Calibri1" style:font-name-complex="Calibri1"/>
    </style:style>
    <style:style style:name="P6" style:family="paragraph" style:parent-style-name="Standard">
      <style:paragraph-properties fo:margin-top="0in" fo:margin-bottom="0in" loext:contextual-spacing="false" fo:padding="0in" fo:border="non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 fo:padding="0in" fo:border="none"/>
    </style:style>
    <style:style style:name="P8" style:family="paragraph" style:parent-style-name="Standard">
      <style:paragraph-properties fo:margin-top="0in" fo:margin-bottom="0in" loext:contextual-spacing="false" fo:line-height="150%" fo:padding="0in" fo:border="none"/>
    </style:style>
    <style:style style:name="P9" style:family="paragraph" style:parent-style-name="Standard">
      <style:paragraph-properties fo:margin-top="0in" fo:margin-bottom="0in" loext:contextual-spacing="false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1" style:family="paragraph" style:parent-style-name="Standard">
      <style:paragraph-properties fo:margin-top="0in" fo:margin-bottom="0in" loext:contextual-spacing="false"/>
      <style:text-properties fo:color="#999999"/>
    </style:style>
    <style:style style:name="P12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Calibri" style:font-name-asian="Calibri1" style:font-name-complex="Calibri1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-0.25in" style:auto-text-indent="false" fo:padding="0in" fo:border="non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7" style:family="paragraph" style:parent-style-name="Heading_20_1">
      <style:paragraph-properties fo:margin-left="0.25in" fo:margin-right="0in" fo:margin-top="0.3335in" fo:margin-bottom="0.0835in" loext:contextual-spacing="false" fo:line-height="100%" fo:text-indent="0in" style:auto-text-indent="false" fo:padding="0in" fo:border="none"/>
      <style:text-properties style:font-name="Calibri" fo:font-weight="bold" style:font-name-asian="Calibri1" style:font-weight-asian="bold" style:font-name-complex="Calibri1"/>
    </style:style>
    <style:style style:name="P18" style:family="paragraph" style:parent-style-name="Heading_20_1">
      <style:paragraph-properties fo:margin-left="0.25in" fo:margin-right="0in" fo:margin-top="0.3335in" fo:margin-bottom="0.0835in" loext:contextual-spacing="false" fo:line-height="100%" fo:text-indent="0in" style:auto-text-indent="false" fo:padding="0in" fo:border="none"/>
    </style:style>
    <style:style style:name="P19" style:family="paragraph" style:parent-style-name="Heading_20_1">
      <style:paragraph-properties fo:margin-left="0.25in" fo:margin-right="0in" fo:margin-top="0.3335in" fo:margin-bottom="0.0835in" loext:contextual-spacing="false" fo:line-height="100%" fo:text-indent="0in" style:auto-text-indent="false" fo:break-before="page" fo:padding="0in" fo:border="none"/>
    </style:style>
    <style:style style:name="T1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2" style:family="text">
      <style:text-properties style:font-name="Calibri" fo:font-size="28pt" fo:font-weight="bold" style:font-name-asian="Calibri1" style:font-size-asian="28pt" style:font-weight-asian="bold" style:font-name-complex="Calibri1" style:font-size-complex="28pt"/>
    </style:style>
    <style:style style:name="T3" style:family="text">
      <style:text-properties style:font-name="Calibri" fo:font-size="14pt" style:font-name-asian="Calibri1" style:font-size-asian="14pt" style:font-name-complex="Calibri1" style:font-size-complex="14pt"/>
    </style:style>
    <style:style style:name="T4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5" style:family="text">
      <style:text-properties style:font-name="Calibri" style:font-name-asian="Calibri1" style:font-name-complex="Calibri1"/>
    </style:style>
    <style:style style:name="T6" style:family="text">
      <style:text-properties style:font-name="Calibri" fo:font-weight="bold" style:font-name-asian="Calibri1" style:font-weight-asian="bold" style:font-name-complex="Calibri1"/>
    </style:style>
    <style:style style:name="T7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8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9" style:family="text">
      <style:text-properties style:text-underline-style="none"/>
    </style:style>
    <style:style style:name="T10" style:family="text">
      <style:text-properties fo:color="#999999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color="#7f7f7f"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2">Semestrální projekt</text:span></text:p>
      <text:p text:style-name="P1"><text:span text:style-name="T3">Aplikace HealthOne </text:span><text:span text:style-name="T5"><text:s/></text:span></text:p>
      <text:p text:style-name="P1"><text:span text:style-name="T5"><text:s/></text:span></text:p>
      <text:p text:style-name="P1"><text:span text:style-name="T5"><text:s/></text:span></text:p>
      <text:p text:style-name="P1"><text:span text:style-name="T5"><text:s/></text:span></text:p>
      <text:p text:style-name="P1"><text:span text:style-name="T5"><text:s/></text:span></text:p>
      <text:p text:style-name="P1"><text:span text:style-name="T5"><text:s/></text:span></text:p>
      <text:p text:style-name="P1"><text:span text:style-name="T5"><text:s/></text:span></text:p>
      <text:p text:style-name="P1"><text:span text:style-name="T5"><text:s/></text:span></text:p>
      <text:p text:style-name="P1"><text:span text:style-name="T5"><text:s/></text:span></text:p>
      <text:p text:style-name="P1"><text:span text:style-name="T5">Na projektu ve vzájemné součinnosti spolupracovali:</text:span></text:p>
      <text:p text:style-name="P1"><text:span text:style-name="T5">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13"><text:span text:style-name="T5">Název týmu:</text:span></text:p>
          </table:table-cell>
          <table:table-cell table:style-name="Table1.B1" table:number-columns-spanned="5" office:value-type="string">
            <text:p text:style-name="P2"><text:span text:style-name="T6">Zodpovědný za*</text:span></text:p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3"><text:span text:style-name="T6">Jméno</text:span></text:p>
          </table:table-cell>
          <table:table-cell table:style-name="Table1.B2" office:value-type="string">
            <text:p text:style-name="P13"><text:span text:style-name="T5">ERD model</text:span></text:p>
          </table:table-cell>
          <table:table-cell table:style-name="Table1.B2" office:value-type="string">
            <text:p text:style-name="P13"><text:span text:style-name="T5">Relační model</text:span></text:p>
          </table:table-cell>
          <table:table-cell table:style-name="Table1.B2" office:value-type="string">
            <text:p text:style-name="P13"><text:span text:style-name="T5">Implementace</text:span></text:p>
          </table:table-cell>
          <table:table-cell table:style-name="Table1.B2" office:value-type="string">
            <text:p text:style-name="P13"><text:span text:style-name="T5">Testování</text:span></text:p>
          </table:table-cell>
          <table:table-cell table:style-name="Table1.B2" office:value-type="string">
            <text:p text:style-name="P13"><text:span text:style-name="T5">Dokumentace</text:span></text:p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  <table:table-row table:style-name="Table1.4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  <table:table-row table:style-name="Table1.5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</table:table>
      <text:p text:style-name="P1"><text:soft-page-break/><text:span text:style-name="T5"><text:s/></text:span></text:p>
      <text:p text:style-name="P15">·<text:span text:style-name="T8"> <text:s text:c="8"/>* </text:span><text:span text:style-name="T5">Označte křížkem 2 aktivity u každého studenta, na kterých nejvíc dělal.</text:span></text:p>
      <text:p text:style-name="P17"><text:bookmark text:name="_48j0xmrzm7n"/></text:p>
      <text:p text:style-name="P19"><text:bookmark text:name="_y8rzpcra9b9q"/><text:span text:style-name="T6">Zadání</text:span></text:p>
      <text:p text:style-name="P10">Jste malá poradenská společnost specializující se na vývoj databází pro zdravotnictví. Právě jste získali smlouvu na vytvoření databázové aplikace, která má sloužit pro evidenci pacientů, poskytovatelů zdravotní péče, návštěv pacientů u lékařů a předepisovaných lécích. </text:p>
      <text:p text:style-name="P10"/>
      <text:p text:style-name="P10">Kromě základních informací o pacientovi jako je jméno, adresa, telefon, e-mail atd. je potřebné evidovat kontakt na zdravotní pojišťovnu, číslo pojištěnce a kdo je pacientův praktický lékař. Chceme také informace o každém lékaři - jeho specializaci, nemocnicích, kde má pracovní poměr stejně jako jeho telefon, adresu apod. Pokud jde o nemocnice potřebujeme vědět jenom, kde se nacházejí a jak je kontaktovat.</text:p>
      <text:p text:style-name="P10"/>
      <text:p text:style-name="P9">U předepisovaných léků potřebujeme znát jméno léku, účel, konkrétní dávkování pro daného pacienta a možné vedlejší účinky. </text:p>
      <text:p text:style-name="P9"/>
      <text:p text:style-name="P10">Pacient má možnost změnit si praktického lékaře. Aby se neztratila kontinuita, musí být k dispozici záznam, odkdy dokdy byl pacient registrován u daného praktického lékaře.</text:p>
      <text:p text:style-name="P10"/>
      <text:p text:style-name="P10">Při zadáváni projektu byl i lékař, který Vám zdelil nasledujíci informace: <text:s/></text:p>
      <text:p text:style-name="P10">“Pacient ke mně přichází většinou na preventivní prohlídku, kdy mu měřím tlak, cukr a c</text:p>
      <text:p text:style-name="P10">holesterol, nebo má akutní problém a po vyšetření mu stanovím diagnózu, nebo přijde na kontrolu, kdy diagnozu upravuji. Ve všech případech se ho ptám nejdřív, jestli má nějaké příznaky nemoci a někdy následně předepisuji léky. :)” </text:p>
      <text:p text:style-name="P9"/>
      <text:p text:style-name="P10">Aplikace má být také připravená na novou legislativní úpravu, kdy třeba v rodině, bude jeden hlavní pojistitel a u členů rodiny bude potřeba si evidovat i pod kterého hlavního pojistitele patří.</text:p>
      <text:p text:style-name="P9"/>
      <text:p text:style-name="P9"/>
      <text:p text:style-name="P9"/>
      <text:p text:style-name="P17"><text:bookmark text:name="_q6ylqvzi5vu9"/></text:p>
      <text:p text:style-name="P19"><text:bookmark text:name="_r37bi6jr61y7"/><text:span text:style-name="T6">1.</text:span><text:span text:style-name="T8"> <text:s text:c="3"/></text:span><text:span text:style-name="T6">Specifikace požadavků</text:span></text:p>
      <text:p text:style-name="P1">Na základě zadání vytvořte seznam požadavků, pravidel a předpokladů, které má datový model splňovat. <text:s/></text:p>
      <text:p text:style-name="P1"/>
      <text:list xml:id="list6909667887834493051" text:style-name="WWNum1">
        <text:list-item>
          <text:p text:style-name="P16">O každém pacientovi je potřeba evidovat …</text:p>
        </text:list-item>
        <text:list-item>
          <text:p text:style-name="P16">Každý pacient může mít jenom jednoho praktického lékaře.</text:p>
        </text:list-item>
      </text:list>
      <text:p text:style-name="P1"><text:span text:style-name="T10">//doplňte</text:span></text:p>
      <text:p text:style-name="P18"><text:bookmark text:name="_vb1eajdd0g9d"/><text:span text:style-name="T6">2.</text:span><text:span text:style-name="T8"> <text:s text:c="3"/></text:span><text:span text:style-name="T6">Analýza</text:span></text:p>
      <text:p text:style-name="P1">Vložte obrázek konceptuálního ERD modelu. <text:span text:style-name="T5">V modelu musí být zakreslena </text:span>entitní i vztahové integritní omezení. Doplňte legendu k Vámi použité notaci.</text:p>
      <text:p text:style-name="P6"/>
      <text:p text:style-name="P1"><text:span text:style-name="T11">ERD model</text:span></text:p>
      <text:p text:style-name="P9"><text:span text:style-name="T10">//doplňte</text:span></text:p>
      <text:p text:style-name="P11"/>
      <text:p text:style-name="P1"><text:span text:style-name="T11">Legenda notace</text:span><text:span text:style-name="T4"> </text:span></text:p>
      <text:p text:style-name="P9"><text:span text:style-name="T10">//doplňte</text:span></text:p>
      <text:p text:style-name="P1"><text:span text:style-name="T6"><text:s/></text:span></text:p>
      <text:p text:style-name="P1"><text:span text:style-name="T7">Pravidla mimo konceptuální model</text:span></text:p>
      <text:p text:style-name="P1"><text:span text:style-name="T13">//zapište pravidla, které není možné zakreslit do konceptuálního modelu </text:span></text:p>
      <text:p text:style-name="P18"><text:bookmark text:name="_haidiv6qrhi4"/><text:span text:style-name="T6">3.</text:span><text:span text:style-name="T8"> <text:s text:c="3"/></text:span><text:span text:style-name="T6">Design</text:span></text:p>
      <text:p text:style-name="P7">Zkontrolujte, jestli jsou všechny tabulky v 3 NF. Pokud ne, normalizujte. Zapište, které tabulky bylo potřeba normalizovat.</text:p>
      <text:p text:style-name="P1"/>
      <text:p text:style-name="P1"><text:span text:style-name="T5">Přiložte</text:span> <text:span text:style-name="T5">soubor s relačním modelem v Case Studiu.</text:span></text:p>
      <text:p text:style-name="P18"><text:bookmark text:name="_6omhje2vqwm8"/><text:soft-page-break/><text:span text:style-name="T6">4.</text:span><text:span text:style-name="T8"> <text:s text:c="3"/></text:span><text:span text:style-name="T6">Implementace</text:span></text:p>
      <text:p text:style-name="P1"><text:span text:style-name="T5">Přiložte</text:span> <text:span text:style-name="T5">soubor „create scriptu“ v DDL.</text:span></text:p>
      <text:p text:style-name="P1">Přiložte jednoduchou aplikaci, která umožní dotazovat se databáze a zobrazovat data.</text:p>
      <text:p text:style-name="P18"><text:bookmark text:name="_88ki3j9346uf"/><text:span text:style-name="T6">5.</text:span><text:span text:style-name="T8"> <text:s text:c="3"/></text:span><text:span text:style-name="T6">Testování</text:span></text:p>
      <text:p text:style-name="P1"><text:span text:style-name="T5">Přiložte soubor „insert scriptu“, který vloží do databáze testovací data; alespoň 15 záznamů do každé tabulky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none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none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61" meta:word-count="408" meta:character-count="2840" meta:non-whitespace-character-count="2423"/>
    <meta:generator>LibreOfficeDev/5.1.0.3$Linux_X86_64 LibreOffice_project/</meta:generator>
  </office:meta>
</office:document-meta>
</file>